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.gif" manifest:media-type="image/gif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38" style:parent-style-name="Graphics">
      <style:graphic-properties draw:fill="none" fo:clip="rect(0in 0in 0in 0in)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e77d07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9585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59585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1e1c11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1389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1389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2083in" svg:stroke-color="#59585d" svg:stroke-opacity="100%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59585d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77d07" draw:opacity="100%" draw:stroke="solid" svg:stroke-width="0.0034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1042in" svg:stroke-color="#4a7ebb" svg:stroke-opacity="100%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042in" svg:stroke-color="#4a7ebb" svg:stroke-opacity="100%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b9cde5" draw:opacity="100%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solid" draw:fill-color="#b9cde5" draw:opacity="100%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59585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9585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>
        <draw:custom-shape svg:x="0.35381in" svg:y="2.41127in" svg:width="1.49623in" svg:height="0.47249in" draw:id="id63" draw:style-name="a384" draw:name="Rectangle à coins arrondis 3">
          <svg:desc/>
          <text:p text:style-name="a383" text:class-names="" text:cond-style-name=""><text:span text:style-name="a381" text:class-names="">menu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5381in" svg:y="2.88376in" svg:width="1.49623in" svg:height="0.47249in" draw:id="id64" draw:style-name="a388" draw:name="Rectangle à coins arrondis 5">
          <svg:desc/>
          <text:p text:style-name="a387" text:class-names="" text:cond-style-name=""><text:span text:style-name="a385" text:class-names="">menu</text:span><text:span text:style-name="a3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5381in" svg:y="3.82875in" svg:width="1.49623in" svg:height="0.47249in" draw:id="id65" draw:style-name="a392" draw:name="Rectangle à coins arrondis 7">
          <svg:desc/>
          <text:p text:style-name="a391" text:class-names="" text:cond-style-name=""><text:span text:style-name="a389" text:class-names="">menu</text:span><text:span text:style-name="a3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5381in" svg:y="3.35626in" svg:width="1.49623in" svg:height="0.47249in" draw:id="id66" draw:style-name="a396" draw:name="Rectangle à coins arrondis 8">
          <svg:desc/>
          <text:p text:style-name="a395" text:class-names="" text:cond-style-name=""><text:span text:style-name="a393" text:class-names="">menu</text:span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5381in" svg:y="4.77374in" svg:width="1.49623in" svg:height="0.47249in" draw:id="id67" draw:style-name="a400" draw:name="Rectangle à coins arrondis 9">
          <svg:desc/>
          <text:p text:style-name="a399" text:class-names="" text:cond-style-name=""><text:span text:style-name="a397" text:class-names="">menu</text:span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35381in" svg:y="4.30124in" svg:width="1.49623in" svg:height="0.47249in" draw:id="id68" draw:style-name="a404" draw:name="Rectangle à coins arrondis 10">
          <svg:desc/>
          <text:p text:style-name="a403" text:class-names="" text:cond-style-name=""><text:span text:style-name="a401" text:class-names="">menu</text:span><text:span text:style-name="a40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10in" svg:height="1.07254in" draw:id="id69" draw:style-name="a407" draw:name="Rectangle 14"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747in" svg:y="2.33252in" svg:width="0.62999in" svg:height="0.62999in" draw:id="id70" draw:style-name="a410" draw:name="Rectangle 15"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1371in" svg:y="2.33252in" svg:width="0.62999in" svg:height="0.62999in" draw:id="id71" draw:style-name="a413" draw:name="Rectangle 16"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7249in" svg:y="2.33252in" svg:width="0.62999in" svg:height="0.62999in" draw:id="id72" draw:style-name="a416" draw:name="Rectangle 18"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012in" svg:y="2.33252in" svg:width="0.62999in" svg:height="0.62999in" draw:id="id73" draw:style-name="a419" draw:name="Rectangle 19"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998in" svg:y="2.33252in" svg:width="0.62999in" svg:height="0.62999in" draw:id="id74" draw:style-name="a422" draw:name="Rectangle 20"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429" draw:name="ZoneTexte 21" svg:x="0.35381in" svg:y="1.38753in" svg:width="9.29237in" svg:height="0.43757in">
          <draw:text-box>
            <text:p text:style-name="a428" text:class-names="" text:cond-style-name=""><text:span text:style-name="a423" text:class-names="">Titre 1<text:s text:c="1"/></text:span><text:span text:style-name="a424" text:class-names="">Lorem</text:span><text:span text:style-name="a425" text:class-names=""><text:s text:c="1"/></text:span><text:span text:style-name="a426" text:class-names="">Ipsum</text:span><text:span text:style-name="a427" text:class-names=""/></text:p>
          </draw:text-box>
          <svg:desc/>
        </draw:frame>
        <draw:frame draw:id="id76" draw:style-name="a433" draw:name="ZoneTexte 22" svg:x="3.74002in" svg:y="1.93878in" svg:width="2.83496in" svg:height="0.37025in">
          <draw:text-box>
            <text:p text:style-name="a432" text:class-names="" text:cond-style-name=""><text:span text:style-name="a430" text:class-names="">Titre 2</text:span><text:span text:style-name="a431" text:class-names=""/></text:p>
          </draw:text-box>
          <svg:desc/>
        </draw:frame>
        <draw:frame draw:id="id77" draw:style-name="a437" draw:name="ZoneTexte 23" svg:x="4.92125in" svg:y="3.435in" svg:width="0.86624in" svg:height="0.30293in">
          <draw:text-box>
            <text:p text:style-name="a436" text:class-names="" text:cond-style-name=""><text:span text:style-name="a434" text:class-names="">Champ</text:span><text:span text:style-name="a435" text:class-names=""/></text:p>
          </draw:text-box>
          <svg:desc/>
        </draw:frame>
        <draw:frame draw:id="id78" draw:style-name="a438" draw:name="Picture 2" svg:x="0.11757in" svg:y="0.0488in" svg:width="2.79503in" svg:height="0.91001in" style:rel-width="scale" style:rel-height="scale">
          <draw:image xlink:href="media/image1.gif" xlink:type="simple" xlink:show="embed" xlink:actuate="onLoad"/>
          <svg:desc>http://www.me-metropole-nantaise.org/global/medias/logoMDE.gif</svg:desc>
        </draw:frame>
        <draw:custom-shape svg:x="5.70874in" svg:y="3.51375in" svg:width="1.25998in" svg:height="0.1575in" draw:id="id79" draw:style-name="a441" draw:name="Rectangle 25"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3496in" svg:y="6.11247in" svg:width="1.33873in" svg:height="0.39374in" draw:id="id80" draw:style-name="a445" draw:name="Rectangle à coins arrondis 26">
          <svg:desc/>
          <text:p text:style-name="a444" text:class-names="" text:cond-style-name=""><text:span text:style-name="a442" text:class-names="">valider</text:span><text:span text:style-name="a4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25998in" svg:y="6.11247in" svg:width="1.33873in" svg:height="0.39374in" draw:id="id81" draw:style-name="a449" draw:name="Rectangle à coins arrondis 27">
          <svg:desc/>
          <text:p text:style-name="a448" text:class-names="" text:cond-style-name=""><text:span text:style-name="a446" text:class-names="">retour</text:span><text:span text:style-name="a4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85004in" svg:y1="2.25377in" svg:x2="1.85004in" svg:y2="6.26997in" draw:id="id82" draw:style-name="a450" draw:name="Connecteur droit 30">
          <svg:desc/>
        </draw:connector>
        <draw:connector draw:type="line" svg:x1="0.35381in" svg:y1="2.25377in" svg:x2="0.35381in" svg:y2="6.26997in" draw:id="id83" draw:style-name="a451" draw:name="Connecteur droit 31">
          <svg:desc/>
        </draw:connector>
        <draw:frame draw:id="id84" draw:style-name="a455" draw:name="ZoneTexte 32" svg:x="8.07121in" svg:y="0.2063in" svg:width="1.73248in" svg:height="0.33659in">
          <draw:text-box>
            <text:p text:style-name="a454" text:class-names="" text:cond-style-name=""><text:span text:style-name="a452" text:class-names="">nom</text:span><text:span text:style-name="a453" text:class-names=""/></text:p>
          </draw:text-box>
          <svg:desc/>
        </draw:frame>
        <draw:frame draw:id="id85" draw:style-name="a459" draw:name="ZoneTexte 33" svg:x="8.07121in" svg:y="0.60004in" svg:width="1.73248in" svg:height="0.33659in">
          <draw:text-box>
            <text:p text:style-name="a458" text:class-names="" text:cond-style-name=""><text:span text:style-name="a456" text:class-names="">Prénom</text:span><text:span text:style-name="a457" text:class-names=""/></text:p>
          </draw:text-box>
          <svg:desc/>
        </draw:frame>
        <draw:custom-shape svg:x="4.8425in" svg:y="4.37999in" svg:width="0.94499in" svg:height="0.94499in" draw:id="id86" draw:style-name="a463" draw:name="Ellipse 34">
          <svg:desc/>
          <text:p text:style-name="a462" text:class-names="" text:cond-style-name=""><text:span text:style-name="a460" text:class-names="">6</text:span><text:span text:style-name="a46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87" draw:style-name="a467" draw:name="ZoneTexte 35" svg:x="4.29126in" svg:y="5.40373in" svg:width="2.20497in" svg:height="0.33659in">
          <draw:text-box>
            <text:p text:style-name="a466" text:class-names="" text:cond-style-name=""><text:span text:style-name="a464" text:class-names="">Visites de ce jour</text:span><text:span text:style-name="a465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pour modifier le style du titre</text:span><text:span text:style-name="a2" text:class-names=""/></text:p>
        </draw:text-box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/04/2015</text:date></text:span><text:span text:style-name="a24" text:class-names=""/></text:p>
        </draw:text-box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z pour modifier le style du titre</text:span><text:span text:style-name="a36" text:class-names=""/></text:p>
        </draw:text-box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z pour modifier le style des sous-titres du masque</text:span><text:span text:style-name="a40" text:class-names=""/></text:p>
        </draw:text-box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/04/2015</text:date></text:span><text:span text:style-name="a45" text:class-names=""/></text:p>
        </draw:text-box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°›</text:page-number></text:span><text:span text:style-name="a52" text:class-names=""/></text:p>
        </draw:text-box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z pour modifier le style du titre</text:span><text:span text:style-name="a57" text:class-names=""/></text:p>
        </draw:text-box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/04/2015</text:date></text:span><text:span text:style-name="a79" text:class-names=""/></text:p>
        </draw:text-box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z pour modifier le style du titre</text:span><text:span text:style-name="a91" text:class-names=""/></text:p>
        </draw:text-box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/04/2015</text:date></text:span><text:span text:style-name="a100" text:class-names=""/></text:p>
        </draw:text-box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°›</text:page-number></text:span><text:span text:style-name="a107" text:class-names=""/></text:p>
        </draw:text-box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z pour modifier le style du titre</text:span><text:span text:style-name="a112" text:class-names=""/></text:p>
        </draw:text-box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/04/2015</text:date></text:span><text:span text:style-name="a151" text:class-names=""/></text:p>
        </draw:text-box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z pour modifier le style du titre</text:span><text:span text:style-name="a163" text:class-names=""/></text:p>
        </draw:text-box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/04/2015</text:date></text:span><text:span text:style-name="a210" text:class-names=""/></text:p>
        </draw:text-box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°›</text:page-number></text:span><text:span text:style-name="a217" text:class-names=""/></text:p>
        </draw:text-box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z pour modifier le style du titre</text:span><text:span text:style-name="a222" text:class-names=""/></text:p>
        </draw:text-box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/04/2015</text:date></text:span><text:span text:style-name="a227" text:class-names=""/></text:p>
        </draw:text-box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°›</text:page-number></text:span><text:span text:style-name="a234" text:class-names=""/></text:p>
        </draw:text-box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/04/2015</text:date></text:span><text:span text:style-name="a240" text:class-names=""/></text:p>
        </draw:text-box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z pour modifier le style du titre</text:span><text:span text:style-name="a252" text:class-names=""/></text:p>
        </draw:text-box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/04/2015</text:date></text:span><text:span text:style-name="a278" text:class-names=""/></text:p>
        </draw:text-box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°›</text:page-number></text:span><text:span text:style-name="a285" text:class-names=""/></text:p>
        </draw:text-box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z pour modifier le style du titre</text:span><text:span text:style-name="a290" text:class-names=""/></text:p>
        </draw:text-box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/04/2015</text:date></text:span><text:span text:style-name="a302" text:class-names=""/></text:p>
        </draw:text-box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</draw:text-box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z pour modifier le style du titre</text:span><text:span text:style-name="a314" text:class-names=""/></text:p>
        </draw:text-box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/04/2015</text:date></text:span><text:span text:style-name="a336" text:class-names=""/></text:p>
        </draw:text-box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°›</text:page-number></text:span><text:span text:style-name="a343" text:class-names=""/></text:p>
        </draw:text-box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z pour modifier le style du titre</text:span><text:span text:style-name="a348" text:class-names=""/></text:p>
        </draw:text-box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/04/2015</text:date></text:span><text:span text:style-name="a370" text:class-names=""/></text:p>
        </draw:text-box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°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Aymeric Frey</meta:initial-creator>
    <dc:creator>Aymeric Frey</dc:creator>
    <meta:creation-date>2015-04-24T05:14:25Z</meta:creation-date>
    <dc:date>2015-04-24T06:10:32Z</dc:date>
    <meta:editing-cycles>5</meta:editing-cycles>
    <meta:editing-duration>PT2700S</meta:editing-duration>
    <meta:document-statistic meta:paragraph-count="15" meta:word-count="22"/>
  </office:meta>
</office:document-meta>
</file>